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76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mpariso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d9ead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1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d9ead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ariso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.09pt" svg:x="95.98pt" svg:y="22.71pt" draw:caption-point-x="-11.54pt" draw:caption-point-y="-22.42pt">
              <dc:date>2023-03-01T00:00:00</dc:date>
              <text:p text:style-name="P1">See https://www.sheldonbrown.com/gain.html for a list of common radii for bike tires.</text:p>
            </office:annotation>
            <text:p>Tire Radius (mm)</text:p>
          </table:table-cell>
          <table:table-cell table:style-name="ce8" office:value-type="float" office:value="342" calcext:value-type="float">
            <text:p>34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ank Length (mm)</text:p>
          </table:table-cell>
          <table:table-cell table:style-name="ce9"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inrings (teeth)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Cassette Cogs (T)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8" calcext:value-type="float">
            <text:p>48</text:p>
          </table:table-cell>
          <table:table-cell table:style-name="ce11" table:number-columns-repeated="2"/>
          <table:table-cell table:number-columns-repeated="1011"/>
        </table:table-row>
        <table:table-row table:style-name="ro1">
          <table:table-cell table:style-name="ce5" office:value-type="string" calcext:value-type="string">
            <text:p>Radius Ratio</text:p>
          </table:table-cell>
          <table:table-cell table:style-name="ce12" table:formula="of:=[.B1]/[.B2]" office:value-type="float" office:value="1.954285714" calcext:value-type="float">
            <text:p>1.954285714</text:p>
          </table:table-cell>
          <table:table-cell table:style-name="ce16" office:value-type="string" calcext:value-type="string">
            <text:p>Circumference</text:p>
          </table:table-cell>
          <table:table-cell table:style-name="ce17" table:formula="of:=(2*PI()*[.B1])/1000" office:value-type="float" office:value="2.148849375" calcext:value-type="float">
            <text:p>2.148849375</text:p>
          </table:table-cell>
          <table:table-cell/>
          <table:table-cell table:style-name="ce25" office:value-type="string" calcext:value-type="string">
            <text:p>Speed (kmh) @</text:p>
          </table:table-cell>
          <table:table-cell table:style-name="ce33" office:value-type="float" office:value="90" calcext:value-type="float">
            <text:p>90</text:p>
          </table:table-cell>
          <table:table-cell table:style-name="ce25" office:value-type="string" calcext:value-type="string">
            <text:p>RPM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Gain Ratio</text:p>
          </table:table-cell>
          <table:table-cell table:style-name="ce13" table:formula="of:=[.B3]" office:value-type="float" office:value="40" calcext:value-type="float">
            <text:p>40</text:p>
          </table:table-cell>
          <table:table-cell table:style-name="ce13" table:formula="of:=[.C3]" office:value-type="float" office:value="0" calcext:value-type="float">
            <text:p>0</text:p>
          </table:table-cell>
          <table:table-cell table:style-name="ce18" table:formula="of:=[.D3]" office:value-type="float" office:value="0" calcext:value-type="float">
            <text:p>0</text:p>
          </table:table-cell>
          <table:table-cell table:style-name="ce21" office:value-type="string" calcext:value-type="string">
            <text:p>Gear-to-Gear %</text:p>
          </table:table-cell>
          <table:table-cell table:style-name="ce26" table:formula="of:=[.B3]" office:value-type="float" office:value="40" calcext:value-type="float">
            <text:p>40</text:p>
          </table:table-cell>
          <table:table-cell table:style-name="ce26" table:formula="of:=[.C3]" office:value-type="float" office:value="0" calcext:value-type="float">
            <text:p>0</text:p>
          </table:table-cell>
          <table:table-cell table:style-name="ce26" table:formula="of:=[.D3]" office:value-type="float" office:value="0" calcext:value-type="float">
            <text:p>0</text:p>
          </table:table-cell>
          <table:table-cell table:style-name="ce34" office:value-type="string" calcext:value-type="string" table:number-columns-spanned="2" table:number-rows-spanned="1">
            <text:p>Tooth Capacity Requirement:</text:p>
          </table:table-cell>
          <table:covered-table-cell/>
          <table:table-cell table:style-name="ce37" table:formula="of:=(MAX([.B4:.M4])-MIN([.B4:.M4]))+(MAX([.B3:.D3])-MIN([.B3:.D3]))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table:formula="of:=[.B5]*[.B6]/[.B4]" office:value-type="float" office:value="7.106493506" calcext:value-type="float">
            <text:p>7.11</text:p>
          </table:table-cell>
          <table:table-cell table:style-name="ce14" table:formula="of:=([.B5]*[.C6])/[.B4]" office:value-type="float" office:value="0" calcext:value-type="float">
            <text:p>0.00</text:p>
          </table:table-cell>
          <table:table-cell table:style-name="ce19" table:formula="of:=([.B5]*[.D6])/[.B4]" office:value-type="float" office:value="0" calcext:value-type="float">
            <text:p>0.00</text:p>
          </table:table-cell>
          <table:table-cell table:style-name="ce22" table:formula="of:=([.B7]-[.B8])/[.B7]" office:value-type="percentage" office:value="0.153846153813681" calcext:value-type="percentage">
            <text:p>15.38%</text:p>
          </table:table-cell>
          <table:table-cell table:style-name="ce27" table:formula="of:=([.G5]*([.F6]/[.B4]))*[.D5]*60/1000" office:value-type="float" office:value="42.19558773" calcext:value-type="float">
            <text:p>42.20</text:p>
          </table:table-cell>
          <table:table-cell table:style-name="ce29" table:formula="of:=([.G5]*([.G6]/[.B4]))*[.D5]*60/1000" office:value-type="float" office:value="0" calcext:value-type="float">
            <text:p>0.00</text:p>
          </table:table-cell>
          <table:table-cell table:style-name="ce29" table:formula="of:=([.G5]*([.H6]/[.B4]))*[.D5]*60/1000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table:formula="of:=[.B5]*[.B6]/[.C4]" office:value-type="float" office:value="6.013186813" calcext:value-type="float">
            <text:p>6.01</text:p>
          </table:table-cell>
          <table:table-cell table:style-name="ce14" table:formula="of:=([.B5]*[.C6])/[.C4]" office:value-type="float" office:value="0" calcext:value-type="float">
            <text:p>0.00</text:p>
          </table:table-cell>
          <table:table-cell table:style-name="ce19" table:formula="of:=([.B5]*[.D6])/[.C4]" office:value-type="float" office:value="0" calcext:value-type="float">
            <text:p>0.00</text:p>
          </table:table-cell>
          <table:table-cell table:style-name="ce22" table:formula="of:=([.B8]-[.B9])/[.B8]" office:value-type="percentage" office:value="0.13333333337768" calcext:value-type="percentage">
            <text:p>13.33%</text:p>
          </table:table-cell>
          <table:table-cell table:style-name="ce27" table:formula="of:=([.G5]*([.F6]/[.C4]))*[.D5]*60/1000" office:value-type="float" office:value="35.70395885" calcext:value-type="float">
            <text:p>35.70</text:p>
          </table:table-cell>
          <table:table-cell table:style-name="ce29" table:formula="of:=([.G5]*([.G6]/[.C4]))*[.D5]*60/1000" office:value-type="float" office:value="0" calcext:value-type="float">
            <text:p>0.00</text:p>
          </table:table-cell>
          <table:table-cell table:style-name="ce29" table:formula="of:=([.G5]*([.H6]/[.C4]))*[.D5]*60/1000" office:value-type="float" office:value="0" calcext:value-type="float">
            <text:p>0.00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table:formula="of:=[.B5]*[.B6]/[.D4]" office:value-type="float" office:value="5.211428571" calcext:value-type="float">
            <text:p>5.21</text:p>
          </table:table-cell>
          <table:table-cell table:style-name="ce14" table:formula="of:=([.B5]*[.C6])/[.D4]" office:value-type="float" office:value="0" calcext:value-type="float">
            <text:p>0.00</text:p>
          </table:table-cell>
          <table:table-cell table:style-name="ce19" table:formula="of:=([.B5]*[.D6])/[.D4]" office:value-type="float" office:value="0" calcext:value-type="float">
            <text:p>0.00</text:p>
          </table:table-cell>
          <table:table-cell table:style-name="ce22" table:formula="of:=([.B9]-[.B10])/[.B9]" office:value-type="percentage" office:value="0.166666666570724" calcext:value-type="percentage">
            <text:p>16.67%</text:p>
          </table:table-cell>
          <table:table-cell table:style-name="ce28" table:formula="of:=([.G5]*([.F6]/[.D4]))*[.D5]*60/1000" office:value-type="float" office:value="30.943431" calcext:value-type="float">
            <text:p>30.94</text:p>
          </table:table-cell>
          <table:table-cell table:style-name="ce29" table:formula="of:=([.G5]*([.G6]/[.D4]))*[.D5]*60/1000" office:value-type="float" office:value="0" calcext:value-type="float">
            <text:p>0.00</text:p>
          </table:table-cell>
          <table:table-cell table:style-name="ce29" table:formula="of:=([.G5]*([.H6]/[.D4]))*[.D5]*60/1000" office:value-type="float" office:value="0" calcext:value-type="float">
            <text:p>0.00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4" table:formula="of:=[.B5]*[.B6]/[.E4]" office:value-type="float" office:value="4.342857143" calcext:value-type="float">
            <text:p>4.34</text:p>
          </table:table-cell>
          <table:table-cell table:style-name="ce14" table:formula="of:=([.B5]*[.C6])/[.E4]" office:value-type="float" office:value="0" calcext:value-type="float">
            <text:p>0.00</text:p>
          </table:table-cell>
          <table:table-cell table:style-name="ce19" table:formula="of:=([.B5]*[.D6])/[.E4]" office:value-type="float" office:value="0" calcext:value-type="float">
            <text:p>0.00</text:p>
          </table:table-cell>
          <table:table-cell table:style-name="ce22" table:formula="of:=([.B10]-[.B11])/[.B10]" office:value-type="percentage" office:value="0.142857142791353" calcext:value-type="percentage">
            <text:p>14.29%</text:p>
          </table:table-cell>
          <table:table-cell table:style-name="ce29" table:formula="of:=([.G5]*([.F6]/[.E4]))*[.D5]*60/1000" office:value-type="float" office:value="25.7861925" calcext:value-type="float">
            <text:p>25.79</text:p>
          </table:table-cell>
          <table:table-cell table:style-name="ce29" table:formula="of:=([.G5]*([.G6]/[.E4]))*[.D5]*60/1000" office:value-type="float" office:value="0" calcext:value-type="float">
            <text:p>0.00</text:p>
          </table:table-cell>
          <table:table-cell table:style-name="ce29" table:formula="of:=([.G5]*([.H6]/[.E4]))*[.D5]*60/1000" office:value-type="float" office:value="0" calcext:value-type="float">
            <text:p>0.00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4" table:formula="of:=[.B5]*[.B6]/[.F4]" office:value-type="float" office:value="3.72244898" calcext:value-type="float">
            <text:p>3.72</text:p>
          </table:table-cell>
          <table:table-cell table:style-name="ce14" table:formula="of:=([.B5]*[.C6])/[.F4]" office:value-type="float" office:value="0" calcext:value-type="float">
            <text:p>0.00</text:p>
          </table:table-cell>
          <table:table-cell table:style-name="ce19" table:formula="of:=([.B5]*[.D6])/[.F4]" office:value-type="float" office:value="0" calcext:value-type="float">
            <text:p>0.00</text:p>
          </table:table-cell>
          <table:table-cell table:style-name="ce22" table:formula="of:=([.B11]-[.B12])/[.B11]" office:value-type="percentage" office:value="0.12500000013432" calcext:value-type="percentage">
            <text:p>12.50%</text:p>
          </table:table-cell>
          <table:table-cell table:style-name="ce27" table:formula="of:=([.G5]*([.F6]/[.F4]))*[.D5]*60/1000" office:value-type="float" office:value="22.10245071" calcext:value-type="float">
            <text:p>22.10</text:p>
          </table:table-cell>
          <table:table-cell table:style-name="ce29" table:formula="of:=([.G5]*([.G6]/[.F4]))*[.D5]*60/1000" office:value-type="float" office:value="0" calcext:value-type="float">
            <text:p>0.00</text:p>
          </table:table-cell>
          <table:table-cell table:style-name="ce29" table:formula="of:=([.G5]*([.H6]/[.F4]))*[.D5]*60/1000" office:value-type="float" office:value="0" calcext:value-type="float">
            <text:p>0.00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4" table:formula="of:=([.B5]*[.B6])/[.G4]" office:value-type="float" office:value="3.257142857" calcext:value-type="float">
            <text:p>3.26</text:p>
          </table:table-cell>
          <table:table-cell table:style-name="ce14" table:formula="of:=([.B5]*[.C6])/[.G4]" office:value-type="float" office:value="0" calcext:value-type="float">
            <text:p>0.00</text:p>
          </table:table-cell>
          <table:table-cell table:style-name="ce19" table:formula="of:=([.B5]*[.D6])/[.G4]" office:value-type="float" office:value="0" calcext:value-type="float">
            <text:p>0.00</text:p>
          </table:table-cell>
          <table:table-cell table:style-name="ce22" table:formula="of:=([.B12]-[.B13])/[.B12]" office:value-type="percentage" office:value="0.142857142725564" calcext:value-type="percentage">
            <text:p>14.29%</text:p>
          </table:table-cell>
          <table:table-cell table:style-name="ce27" table:formula="of:=([.G5]*([.F6]/[.G4]))*[.D5]*60/1000" office:value-type="float" office:value="19.33964438" calcext:value-type="float">
            <text:p>19.34</text:p>
          </table:table-cell>
          <table:table-cell table:style-name="ce29" table:formula="of:=([.G5]*([.G6]/[.G4]))*[.D5]*60/1000" office:value-type="float" office:value="0" calcext:value-type="float">
            <text:p>0.00</text:p>
          </table:table-cell>
          <table:table-cell table:style-name="ce29" table:formula="of:=([.G5]*([.H6]/[.G4]))*[.D5]*60/1000" office:value-type="float" office:value="0" calcext:value-type="float">
            <text:p>0.00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4" table:formula="of:=([.B5]*[.B6])/[.H4]" office:value-type="float" office:value="2.791836735" calcext:value-type="float">
            <text:p>2.79</text:p>
          </table:table-cell>
          <table:table-cell table:style-name="ce14" table:formula="of:=([.B5]*[.C6])/[.H4]" office:value-type="float" office:value="0" calcext:value-type="float">
            <text:p>0.00</text:p>
          </table:table-cell>
          <table:table-cell table:style-name="ce19" table:formula="of:=([.B5]*[.D6])/[.H4]" office:value-type="float" office:value="0" calcext:value-type="float">
            <text:p>0.00</text:p>
          </table:table-cell>
          <table:table-cell table:style-name="ce22" table:formula="of:=([.B13]-[.B14])/[.B13]" office:value-type="percentage" office:value="0.176470588277434" calcext:value-type="percentage">
            <text:p>17.65%</text:p>
          </table:table-cell>
          <table:table-cell table:style-name="ce27" table:formula="of:=([.G5]*([.F6]/[.H4]))*[.D5]*60/1000" office:value-type="float" office:value="16.57683804" calcext:value-type="float">
            <text:p>16.58</text:p>
          </table:table-cell>
          <table:table-cell table:style-name="ce29" table:formula="of:=([.G5]*([.G6]/[.H4]))*[.D5]*60/1000" office:value-type="float" office:value="0" calcext:value-type="float">
            <text:p>0.00</text:p>
          </table:table-cell>
          <table:table-cell table:style-name="ce29" table:formula="of:=([.G5]*([.H6]/[.H4]))*[.D5]*60/1000" office:value-type="float" office:value="0" calcext:value-type="float">
            <text:p>0.00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4" table:formula="of:=([.B5]*[.B6])/[.I4]" office:value-type="float" office:value="2.299159664" calcext:value-type="float">
            <text:p>2.30</text:p>
          </table:table-cell>
          <table:table-cell table:style-name="ce14" table:formula="of:=([.B5]*[.C6])/[.I4]" office:value-type="float" office:value="0" calcext:value-type="float">
            <text:p>0.00</text:p>
          </table:table-cell>
          <table:table-cell table:style-name="ce19" table:formula="of:=([.B5]*[.D6])/[.I4]" office:value-type="float" office:value="0" calcext:value-type="float">
            <text:p>0.00</text:p>
          </table:table-cell>
          <table:table-cell table:style-name="ce22" table:formula="of:=([.B14]-[.B15])/[.B14]" office:value-type="percentage" office:value="0.150000000173977" calcext:value-type="percentage">
            <text:p>15.00%</text:p>
          </table:table-cell>
          <table:table-cell table:style-name="ce27" table:formula="of:=([.G5]*([.F6]/[.I4]))*[.D5]*60/1000" office:value-type="float" office:value="13.65151368" calcext:value-type="float">
            <text:p>13.65</text:p>
          </table:table-cell>
          <table:table-cell table:style-name="ce29" table:formula="of:=([.G5]*([.G6]/[.I4]))*[.D5]*60/1000" office:value-type="float" office:value="0" calcext:value-type="float">
            <text:p>0.00</text:p>
          </table:table-cell>
          <table:table-cell table:style-name="ce29" table:formula="of:=([.G5]*([.H6]/[.I4]))*[.D5]*60/1000" office:value-type="float" office:value="0" calcext:value-type="float">
            <text:p>0.00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4" table:formula="of:=([.B5]*[.B6])/[.J4]" office:value-type="float" office:value="1.954285714" calcext:value-type="float">
            <text:p>1.95</text:p>
          </table:table-cell>
          <table:table-cell table:style-name="ce14" table:formula="of:=([.B5]*[.C6])/[.J4]" office:value-type="float" office:value="0" calcext:value-type="float">
            <text:p>0.00</text:p>
          </table:table-cell>
          <table:table-cell table:style-name="ce19" table:formula="of:=([.B5]*[.D6])/[.J4]" office:value-type="float" office:value="0" calcext:value-type="float">
            <text:p>0.00</text:p>
          </table:table-cell>
          <table:table-cell table:style-name="ce22" table:formula="of:=([.B15]-[.B16])/[.B15]" office:value-type="percentage" office:value="0.166666666325536" calcext:value-type="percentage">
            <text:p>16.67%</text:p>
          </table:table-cell>
          <table:table-cell table:style-name="ce27" table:formula="of:=([.G5]*([.F6]/[.J4]))*[.D5]*60/1000" office:value-type="float" office:value="11.60378663" calcext:value-type="float">
            <text:p>11.60</text:p>
          </table:table-cell>
          <table:table-cell table:style-name="ce29" table:formula="of:=([.G5]*([.G6]/[.J4]))*[.D5]*60/1000" office:value-type="float" office:value="0" calcext:value-type="float">
            <text:p>0.00</text:p>
          </table:table-cell>
          <table:table-cell table:style-name="ce29" table:formula="of:=([.G5]*([.H6]/[.J4]))*[.D5]*60/1000" office:value-type="float" office:value="0" calcext:value-type="float">
            <text:p>0.00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4" table:formula="of:=([.B5]*[.B6])/[.K4]" office:value-type="float" office:value="1.628571429" calcext:value-type="float">
            <text:p>1.63</text:p>
          </table:table-cell>
          <table:table-cell table:style-name="ce14" table:formula="of:=([.B5]*[.C6])/[.K4]" office:value-type="float" office:value="0" calcext:value-type="float">
            <text:p>0.00</text:p>
          </table:table-cell>
          <table:table-cell table:style-name="ce19" table:formula="of:=([.B5]*[.D6])/[.K4]" office:value-type="float" office:value="0" calcext:value-type="float">
            <text:p>0.00</text:p>
          </table:table-cell>
          <table:table-cell table:style-name="ce22" table:formula="of:=([.B16]-[.B17])/[.B16]" office:value-type="string" office:string-value="" calcext:value-type="error">
            <text:p>#DIV/0!</text:p>
          </table:table-cell>
          <table:table-cell table:style-name="ce27" table:formula="of:=([.G5]*([.F6]/[.K4]))*[.D5]*60/1000" office:value-type="float" office:value="9.669822188" calcext:value-type="float">
            <text:p>9.67</text:p>
          </table:table-cell>
          <table:table-cell table:style-name="ce29" table:formula="of:=([.G5]*([.G6]/[.K4]))*[.D5]*60/1000" office:value-type="float" office:value="0" calcext:value-type="float">
            <text:p>0.00</text:p>
          </table:table-cell>
          <table:table-cell table:style-name="ce29" table:formula="of:=([.G5]*([.H6]/[.K4]))*[.D5]*60/1000" office:value-type="float" office:value="0" calcext:value-type="float">
            <text:p>0.00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4" table:formula="of:=([.B5]*[.B6])/[.L4]" office:value-type="string" office:string-value="" calcext:value-type="error">
            <text:p>#DIV/0!</text:p>
          </table:table-cell>
          <table:table-cell table:style-name="ce14" table:formula="of:=([.B5]*[.C6])/[.L4]" office:value-type="string" office:string-value="" calcext:value-type="error">
            <text:p>#DIV/0!</text:p>
          </table:table-cell>
          <table:table-cell table:style-name="ce19" table:formula="of:=([.B5]*[.D6])/[.L4]" office:value-type="string" office:string-value="" calcext:value-type="error">
            <text:p>#DIV/0!</text:p>
          </table:table-cell>
          <table:table-cell table:style-name="ce22" table:formula="of:=([.B17]-[.B18])/[.B17]" office:value-type="string" office:string-value="" calcext:value-type="error">
            <text:p>#DIV/0!</text:p>
          </table:table-cell>
          <table:table-cell table:style-name="ce27" table:formula="of:=([.G5]*([.F6]/[.L4]))*[.D5]*60/1000" office:value-type="string" office:string-value="" calcext:value-type="error">
            <text:p>#DIV/0!</text:p>
          </table:table-cell>
          <table:table-cell table:style-name="ce29" table:formula="of:=([.G5]*([.G6]/[.L4]))*[.D5]*60/1000" office:value-type="string" office:string-value="" calcext:value-type="error">
            <text:p>#DIV/0!</text:p>
          </table:table-cell>
          <table:table-cell table:style-name="ce29" table:formula="of:=([.G5]*([.H6]/[.L4]))*[.D5]*60/1000" office:value-type="string" office:string-value="" calcext:value-type="error">
            <text:p>#DIV/0!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4" table:formula="of:=([.B5]*[.B6])/[.M4]" office:value-type="string" office:string-value="" calcext:value-type="error">
            <text:p>#DIV/0!</text:p>
          </table:table-cell>
          <table:table-cell table:style-name="ce14" table:formula="of:=([.B5]*[.C6])/[.M4]" office:value-type="string" office:string-value="" calcext:value-type="error">
            <text:p>#DIV/0!</text:p>
          </table:table-cell>
          <table:table-cell table:style-name="ce19" table:formula="of:=([.B5]*[.D6])/[.M4]" office:value-type="string" office:string-value="" calcext:value-type="error">
            <text:p>#DIV/0!</text:p>
          </table:table-cell>
          <table:table-cell table:style-name="ce23"/>
          <table:table-cell table:style-name="ce27" table:formula="of:=([.G5]*([.F6]/[.M4]))*[.D5]*60/1000" office:value-type="string" office:string-value="" calcext:value-type="error">
            <text:p>#DIV/0!</text:p>
          </table:table-cell>
          <table:table-cell table:style-name="ce29" table:formula="of:=([.G5]*([.G6]/[.M4]))*[.D5]*60/1000" office:value-type="string" office:string-value="" calcext:value-type="error">
            <text:p>#DIV/0!</text:p>
          </table:table-cell>
          <table:table-cell table:style-name="ce29" table:formula="of:=([.G5]*([.H6]/[.M4]))*[.D5]*60/1000" office:value-type="string" office:string-value="" calcext:value-type="error">
            <text:p>#DIV/0!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office:annotation draw:style-name="gr1" draw:text-style-name="P2" svg:width="280.6pt" svg:height="28.09pt" svg:x="95.98pt" svg:y="321.96pt" draw:caption-point-x="-11.54pt" draw:caption-point-y="-22.45pt">
              <dc:date>2023-03-01T00:00:00</dc:date>
              <text:p text:style-name="P1">See https://www.sheldonbrown.com/gain.html for a list of common radii for bike tires.</text:p>
            </office:annotation>
            <text:p>Tire Radius (mm)</text:p>
          </table:table-cell>
          <table:table-cell table:style-name="ce8" office:value-type="float" office:value="342" calcext:value-type="float">
            <text:p>34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ank Length (mm)</text:p>
          </table:table-cell>
          <table:table-cell table:style-name="ce9"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inrings (teeth)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4" calcext:value-type="float">
            <text:p>34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string" calcext:value-type="string">
            <text:p>Cassette Cogs (T)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8" calcext:value-type="float">
            <text:p>48</text:p>
          </table:table-cell>
          <table:table-cell table:style-name="ce11" table:number-columns-repeated="2"/>
          <table:table-cell table:number-columns-repeated="1011"/>
        </table:table-row>
        <table:table-row table:style-name="ro1">
          <table:table-cell table:style-name="ce5" office:value-type="string" calcext:value-type="string">
            <text:p>Radius Ratio</text:p>
          </table:table-cell>
          <table:table-cell table:style-name="ce12" table:formula="of:=[.B20]/[.B21]" office:value-type="float" office:value="1.954285714" calcext:value-type="float">
            <text:p>1.954285714</text:p>
          </table:table-cell>
          <table:table-cell table:style-name="ce16" office:value-type="string" calcext:value-type="string">
            <text:p>Circumference</text:p>
          </table:table-cell>
          <table:table-cell table:style-name="ce17" table:formula="of:=(2*PI()*[.B20])/1000" office:value-type="float" office:value="2.148849375" calcext:value-type="float">
            <text:p>2.148849375</text:p>
          </table:table-cell>
          <table:table-cell/>
          <table:table-cell table:style-name="ce25" office:value-type="string" calcext:value-type="string">
            <text:p>Speed (kmh) @</text:p>
          </table:table-cell>
          <table:table-cell table:style-name="ce33" office:value-type="float" office:value="90" calcext:value-type="float">
            <text:p>90</text:p>
          </table:table-cell>
          <table:table-cell table:style-name="ce25" office:value-type="string" calcext:value-type="string">
            <text:p>RPM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Gain Ratio</text:p>
          </table:table-cell>
          <table:table-cell table:style-name="ce13" table:formula="of:=[.B22]" office:value-type="float" office:value="48" calcext:value-type="float">
            <text:p>48</text:p>
          </table:table-cell>
          <table:table-cell table:style-name="ce13" table:formula="of:=[.C22]" office:value-type="float" office:value="34" calcext:value-type="float">
            <text:p>34</text:p>
          </table:table-cell>
          <table:table-cell table:style-name="ce18" table:formula="of:=[.D22]" office:value-type="float" office:value="0" calcext:value-type="float">
            <text:p>0</text:p>
          </table:table-cell>
          <table:table-cell table:style-name="ce21" office:value-type="string" calcext:value-type="string">
            <text:p>Gear-to-Gear %</text:p>
          </table:table-cell>
          <table:table-cell table:style-name="ce26" table:formula="of:=[.B22]" office:value-type="float" office:value="48" calcext:value-type="float">
            <text:p>48</text:p>
          </table:table-cell>
          <table:table-cell table:style-name="ce26" table:formula="of:=[.C22]" office:value-type="float" office:value="34" calcext:value-type="float">
            <text:p>34</text:p>
          </table:table-cell>
          <table:table-cell table:style-name="ce26" table:formula="of:=[.D22]" office:value-type="float" office:value="0" calcext:value-type="float">
            <text:p>0</text:p>
          </table:table-cell>
          <table:table-cell table:style-name="ce34" office:value-type="string" calcext:value-type="string" table:number-columns-spanned="2" table:number-rows-spanned="1">
            <text:p>Tooth Capacity Requirement:</text:p>
          </table:table-cell>
          <table:covered-table-cell/>
          <table:table-cell table:style-name="ce37" table:formula="of:=(MAX([.B23:.M23])-MIN([.B23:.M23]))+(MAX([.B22:.D22])-MIN([.B22:.D22]))"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table:formula="of:=[.B24]*[.B25]/[.B23]" office:value-type="float" office:value="8.527792208" calcext:value-type="float">
            <text:p>8.53</text:p>
          </table:table-cell>
          <table:table-cell table:style-name="ce15" table:formula="of:=([.B24]*[.C25])/[.B23]" office:value-type="float" office:value="6.040519481" calcext:value-type="float">
            <text:p>6.04</text:p>
          </table:table-cell>
          <table:table-cell table:style-name="ce20" table:formula="of:=([.B24]*[.D25])/[.B23]" office:value-type="float" office:value="0" calcext:value-type="float">
            <text:p>0.00</text:p>
          </table:table-cell>
          <table:table-cell table:style-name="ce24" table:formula="of:=([.B26]-[.B27])/[.B26]" office:value-type="percentage" office:value="0.153846153846154" calcext:value-type="percentage">
            <text:p>15.38%</text:p>
          </table:table-cell>
          <table:table-cell table:style-name="ce30" table:formula="of:=([.G24]*([.F25]/[.B23]))*[.D24]*60/1000" office:value-type="float" office:value="50.63470527" calcext:value-type="float">
            <text:p>50.63</text:p>
          </table:table-cell>
          <table:table-cell table:style-name="ce32" table:formula="of:=([.G24]*([.G25]/[.B23]))*[.D24]*60/1000" office:value-type="float" office:value="35.86624957" calcext:value-type="float">
            <text:p>35.87</text:p>
          </table:table-cell>
          <table:table-cell table:style-name="ce32" table:formula="of:=([.G24]*([.H25]/[.B23]))*[.D24]*60/1000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" table:formula="of:=[.B24]*[.B25]/[.C23]" office:value-type="float" office:value="7.215824176" calcext:value-type="float">
            <text:p>7.22</text:p>
          </table:table-cell>
          <table:table-cell table:style-name="ce15" table:formula="of:=([.B24]*[.C25])/[.C23]" office:value-type="float" office:value="5.111208791" calcext:value-type="float">
            <text:p>5.11</text:p>
          </table:table-cell>
          <table:table-cell table:style-name="ce20" table:formula="of:=([.B24]*[.D25])/[.C23]" office:value-type="float" office:value="0" calcext:value-type="float">
            <text:p>0.00</text:p>
          </table:table-cell>
          <table:table-cell table:style-name="ce24" table:formula="of:=([.B27]-[.B28])/[.B27]" office:value-type="percentage" office:value="0.133333333314855" calcext:value-type="percentage">
            <text:p>13.33%</text:p>
          </table:table-cell>
          <table:table-cell table:style-name="ce30" table:formula="of:=([.G24]*([.F25]/[.C23]))*[.D24]*60/1000" office:value-type="float" office:value="42.84475062" calcext:value-type="float">
            <text:p>42.84</text:p>
          </table:table-cell>
          <table:table-cell table:style-name="ce32" table:formula="of:=([.G24]*([.G25]/[.C23]))*[.D24]*60/1000" office:value-type="float" office:value="30.34836502" calcext:value-type="float">
            <text:p>30.35</text:p>
          </table:table-cell>
          <table:table-cell table:style-name="ce32" table:formula="of:=([.G24]*([.H25]/[.C23]))*[.D24]*60/1000" office:value-type="float" office:value="0" calcext:value-type="float">
            <text:p>0.00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table:formula="of:=[.B24]*[.B25]/[.D23]" office:value-type="float" office:value="6.253714286" calcext:value-type="float">
            <text:p>6.25</text:p>
          </table:table-cell>
          <table:table-cell table:style-name="ce15" table:formula="of:=([.B24]*[.C25])/[.D23]" office:value-type="float" office:value="4.429714286" calcext:value-type="float">
            <text:p>4.43</text:p>
          </table:table-cell>
          <table:table-cell table:style-name="ce20" table:formula="of:=([.B24]*[.D25])/[.D23]" office:value-type="float" office:value="0" calcext:value-type="float">
            <text:p>0.00</text:p>
          </table:table-cell>
          <table:table-cell table:style-name="ce24" table:formula="of:=([.B28]-[.B29])/[.B28]" office:value-type="percentage" office:value="0.16666666677327" calcext:value-type="percentage">
            <text:p>16.67%</text:p>
          </table:table-cell>
          <table:table-cell table:style-name="ce31" table:formula="of:=([.G24]*([.F25]/[.D23]))*[.D24]*60/1000" office:value-type="float" office:value="37.1321172" calcext:value-type="float">
            <text:p>37.13</text:p>
          </table:table-cell>
          <table:table-cell table:style-name="ce32" table:formula="of:=([.G24]*([.G25]/[.D23]))*[.D24]*60/1000" office:value-type="float" office:value="26.30191635" calcext:value-type="float">
            <text:p>26.30</text:p>
          </table:table-cell>
          <table:table-cell table:style-name="ce32" table:formula="of:=([.G24]*([.H25]/[.D23]))*[.D24]*60/1000" office:value-type="float" office:value="0" calcext:value-type="float">
            <text:p>0.00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table:formula="of:=[.B24]*[.B25]/[.E23]" office:value-type="float" office:value="5.211428571" calcext:value-type="float">
            <text:p>5.21</text:p>
          </table:table-cell>
          <table:table-cell table:style-name="ce15" table:formula="of:=([.B24]*[.C25])/[.E23]" office:value-type="float" office:value="3.691428571" calcext:value-type="float">
            <text:p>3.69</text:p>
          </table:table-cell>
          <table:table-cell table:style-name="ce20" table:formula="of:=([.B24]*[.D25])/[.E23]" office:value-type="float" office:value="0" calcext:value-type="float">
            <text:p>0.00</text:p>
          </table:table-cell>
          <table:table-cell table:style-name="ce24" table:formula="of:=([.B29]-[.B30])/[.B29]" office:value-type="percentage" office:value="0.142857142692669" calcext:value-type="percentage">
            <text:p>14.29%</text:p>
          </table:table-cell>
          <table:table-cell table:style-name="ce32" table:formula="of:=([.G24]*([.F25]/[.E23]))*[.D24]*60/1000" office:value-type="float" office:value="30.943431" calcext:value-type="float">
            <text:p>30.94</text:p>
          </table:table-cell>
          <table:table-cell table:style-name="ce32" table:formula="of:=([.G24]*([.G25]/[.E23]))*[.D24]*60/1000" office:value-type="float" office:value="21.91826363" calcext:value-type="float">
            <text:p>21.92</text:p>
          </table:table-cell>
          <table:table-cell table:style-name="ce32" table:formula="of:=([.G24]*([.H25]/[.E23]))*[.D24]*60/1000" office:value-type="float" office:value="0" calcext:value-type="float">
            <text:p>0.00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5" table:formula="of:=[.B24]*[.B25]/[.F23]" office:value-type="float" office:value="4.466938776" calcext:value-type="float">
            <text:p>4.47</text:p>
          </table:table-cell>
          <table:table-cell table:style-name="ce15" table:formula="of:=([.B24]*[.C25])/[.F23]" office:value-type="float" office:value="3.164081633" calcext:value-type="float">
            <text:p>3.16</text:p>
          </table:table-cell>
          <table:table-cell table:style-name="ce20" table:formula="of:=([.B24]*[.D25])/[.F23]" office:value-type="float" office:value="0" calcext:value-type="float">
            <text:p>0.00</text:p>
          </table:table-cell>
          <table:table-cell table:style-name="ce24" table:formula="of:=([.B30]-[.B31])/[.B30]" office:value-type="percentage" office:value="0.125" calcext:value-type="percentage">
            <text:p>12.50%</text:p>
          </table:table-cell>
          <table:table-cell table:style-name="ce30" table:formula="of:=([.G24]*([.F25]/[.F23]))*[.D24]*60/1000" office:value-type="float" office:value="26.52294086" calcext:value-type="float">
            <text:p>26.52</text:p>
          </table:table-cell>
          <table:table-cell table:style-name="ce32" table:formula="of:=([.G24]*([.G25]/[.F23]))*[.D24]*60/1000" office:value-type="float" office:value="18.78708311" calcext:value-type="float">
            <text:p>18.79</text:p>
          </table:table-cell>
          <table:table-cell table:style-name="ce32" table:formula="of:=([.G24]*([.H25]/[.F23]))*[.D24]*60/1000" office:value-type="float" office:value="0" calcext:value-type="float">
            <text:p>0.00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5" table:formula="of:=([.B24]*[.B25])/[.G23]" office:value-type="float" office:value="3.908571429" calcext:value-type="float">
            <text:p>3.91</text:p>
          </table:table-cell>
          <table:table-cell table:style-name="ce15" table:formula="of:=([.B24]*[.C25])/[.G23]" office:value-type="float" office:value="2.768571429" calcext:value-type="float">
            <text:p>2.77</text:p>
          </table:table-cell>
          <table:table-cell table:style-name="ce20" table:formula="of:=([.B24]*[.D25])/[.G23]" office:value-type="float" office:value="0" calcext:value-type="float">
            <text:p>0.00</text:p>
          </table:table-cell>
          <table:table-cell table:style-name="ce24" table:formula="of:=([.B31]-[.B32])/[.B31]" office:value-type="percentage" office:value="0.142857142857143" calcext:value-type="percentage">
            <text:p>14.29%</text:p>
          </table:table-cell>
          <table:table-cell table:style-name="ce30" table:formula="of:=([.G24]*([.F25]/[.G23]))*[.D24]*60/1000" office:value-type="float" office:value="23.20757325" calcext:value-type="float">
            <text:p>23.21</text:p>
          </table:table-cell>
          <table:table-cell table:style-name="ce32" table:formula="of:=([.G24]*([.G25]/[.G23]))*[.D24]*60/1000" office:value-type="float" office:value="16.43869772" calcext:value-type="float">
            <text:p>16.44</text:p>
          </table:table-cell>
          <table:table-cell table:style-name="ce32" table:formula="of:=([.G24]*([.H25]/[.G23]))*[.D24]*60/1000" office:value-type="float" office:value="0" calcext:value-type="float">
            <text:p>0.00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5" table:formula="of:=([.B24]*[.B25])/[.H23]" office:value-type="float" office:value="3.350204082" calcext:value-type="float">
            <text:p>3.35</text:p>
          </table:table-cell>
          <table:table-cell table:style-name="ce15" table:formula="of:=([.B24]*[.C25])/[.H23]" office:value-type="float" office:value="2.373061224" calcext:value-type="float">
            <text:p>2.37</text:p>
          </table:table-cell>
          <table:table-cell table:style-name="ce20" table:formula="of:=([.B24]*[.D25])/[.H23]" office:value-type="float" office:value="0" calcext:value-type="float">
            <text:p>0.00</text:p>
          </table:table-cell>
          <table:table-cell table:style-name="ce24" table:formula="of:=([.B32]-[.B33])/[.B32]" office:value-type="percentage" office:value="0.176470588217736" calcext:value-type="percentage">
            <text:p>17.65%</text:p>
          </table:table-cell>
          <table:table-cell table:style-name="ce30" table:formula="of:=([.G24]*([.F25]/[.H23]))*[.D24]*60/1000" office:value-type="float" office:value="19.89220564" calcext:value-type="float">
            <text:p>19.89</text:p>
          </table:table-cell>
          <table:table-cell table:style-name="ce32" table:formula="of:=([.G24]*([.G25]/[.H23]))*[.D24]*60/1000" office:value-type="float" office:value="14.09031233" calcext:value-type="float">
            <text:p>14.09</text:p>
          </table:table-cell>
          <table:table-cell table:style-name="ce32" table:formula="of:=([.G24]*([.H25]/[.H23]))*[.D24]*60/1000" office:value-type="float" office:value="0" calcext:value-type="float">
            <text:p>0.00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table:formula="of:=([.B24]*[.B25])/[.I23]" office:value-type="float" office:value="2.758991597" calcext:value-type="float">
            <text:p>2.76</text:p>
          </table:table-cell>
          <table:table-cell table:style-name="ce15" table:formula="of:=([.B24]*[.C25])/[.I23]" office:value-type="float" office:value="1.954285714" calcext:value-type="float">
            <text:p>1.95</text:p>
          </table:table-cell>
          <table:table-cell table:style-name="ce20" table:formula="of:=([.B24]*[.D25])/[.I23]" office:value-type="float" office:value="0" calcext:value-type="float">
            <text:p>0.00</text:p>
          </table:table-cell>
          <table:table-cell table:style-name="ce24" table:formula="of:=([.B33]-[.B34])/[.B33]" office:value-type="percentage" office:value="0.150000000163103" calcext:value-type="percentage">
            <text:p>15.00%</text:p>
          </table:table-cell>
          <table:table-cell table:style-name="ce30" table:formula="of:=([.G24]*([.F25]/[.I23]))*[.D24]*60/1000" office:value-type="float" office:value="16.38181641" calcext:value-type="float">
            <text:p>16.38</text:p>
          </table:table-cell>
          <table:table-cell table:style-name="ce32" table:formula="of:=([.G24]*([.G25]/[.I23]))*[.D24]*60/1000" office:value-type="float" office:value="11.60378663" calcext:value-type="float">
            <text:p>11.60</text:p>
          </table:table-cell>
          <table:table-cell table:style-name="ce32" table:formula="of:=([.G24]*([.H25]/[.I23]))*[.D24]*60/1000" office:value-type="float" office:value="0" calcext:value-type="float">
            <text:p>0.00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5" table:formula="of:=([.B24]*[.B25])/[.J23]" office:value-type="float" office:value="2.345142857" calcext:value-type="float">
            <text:p>2.35</text:p>
          </table:table-cell>
          <table:table-cell table:style-name="ce15" table:formula="of:=([.B24]*[.C25])/[.J23]" office:value-type="float" office:value="1.661142857" calcext:value-type="float">
            <text:p>1.66</text:p>
          </table:table-cell>
          <table:table-cell table:style-name="ce20" table:formula="of:=([.B24]*[.D25])/[.J23]" office:value-type="float" office:value="0" calcext:value-type="float">
            <text:p>0.00</text:p>
          </table:table-cell>
          <table:table-cell table:style-name="ce24" table:formula="of:=([.B34]-[.B35])/[.B34]" office:value-type="percentage" office:value="0.166666666737735" calcext:value-type="percentage">
            <text:p>16.67%</text:p>
          </table:table-cell>
          <table:table-cell table:style-name="ce30" table:formula="of:=([.G24]*([.F25]/[.J23]))*[.D24]*60/1000" office:value-type="float" office:value="13.92454395" calcext:value-type="float">
            <text:p>13.92</text:p>
          </table:table-cell>
          <table:table-cell table:style-name="ce32" table:formula="of:=([.G24]*([.G25]/[.J23]))*[.D24]*60/1000" office:value-type="float" office:value="9.863218632" calcext:value-type="float">
            <text:p>9.86</text:p>
          </table:table-cell>
          <table:table-cell table:style-name="ce32" table:formula="of:=([.G24]*([.H25]/[.J23]))*[.D24]*60/1000" office:value-type="float" office:value="0" calcext:value-type="float">
            <text:p>0.00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5" table:formula="of:=([.B24]*[.B25])/[.K23]" office:value-type="float" office:value="1.954285714" calcext:value-type="float">
            <text:p>1.95</text:p>
          </table:table-cell>
          <table:table-cell table:style-name="ce15" table:formula="of:=([.B24]*[.C25])/[.K23]" office:value-type="float" office:value="1.384285714" calcext:value-type="float">
            <text:p>1.38</text:p>
          </table:table-cell>
          <table:table-cell table:style-name="ce20" table:formula="of:=([.B24]*[.D25])/[.K23]" office:value-type="float" office:value="0" calcext:value-type="float">
            <text:p>0.00</text:p>
          </table:table-cell>
          <table:table-cell table:style-name="ce24" table:formula="of:=([.B35]-[.B36])/[.B35]" office:value-type="string" office:string-value="" calcext:value-type="error">
            <text:p>#DIV/0!</text:p>
          </table:table-cell>
          <table:table-cell table:style-name="ce30" table:formula="of:=([.G24]*([.F25]/[.K23]))*[.D24]*60/1000" office:value-type="float" office:value="11.60378663" calcext:value-type="float">
            <text:p>11.60</text:p>
          </table:table-cell>
          <table:table-cell table:style-name="ce32" table:formula="of:=([.G24]*([.G25]/[.K23]))*[.D24]*60/1000" office:value-type="float" office:value="8.21934886" calcext:value-type="float">
            <text:p>8.22</text:p>
          </table:table-cell>
          <table:table-cell table:style-name="ce32" table:formula="of:=([.G24]*([.H25]/[.K23]))*[.D24]*60/1000" office:value-type="float" office:value="0" calcext:value-type="float">
            <text:p>0.00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5" table:formula="of:=([.B24]*[.B25])/[.L23]" office:value-type="string" office:string-value="" calcext:value-type="error">
            <text:p>#DIV/0!</text:p>
          </table:table-cell>
          <table:table-cell table:style-name="ce15" table:formula="of:=([.B24]*[.C25])/[.L23]" office:value-type="string" office:string-value="" calcext:value-type="error">
            <text:p>#DIV/0!</text:p>
          </table:table-cell>
          <table:table-cell table:style-name="ce20" table:formula="of:=([.B24]*[.D25])/[.L23]" office:value-type="string" office:string-value="" calcext:value-type="error">
            <text:p>#DIV/0!</text:p>
          </table:table-cell>
          <table:table-cell table:style-name="ce24" table:formula="of:=([.B36]-[.B37])/[.B36]" office:value-type="string" office:string-value="" calcext:value-type="error">
            <text:p>#DIV/0!</text:p>
          </table:table-cell>
          <table:table-cell table:style-name="ce30" table:formula="of:=([.G24]*([.F25]/[.L23]))*[.D24]*60/1000" office:value-type="string" office:string-value="" calcext:value-type="error">
            <text:p>#DIV/0!</text:p>
          </table:table-cell>
          <table:table-cell table:style-name="ce32" table:formula="of:=([.G24]*([.G25]/[.L23]))*[.D24]*60/1000" office:value-type="string" office:string-value="" calcext:value-type="error">
            <text:p>#DIV/0!</text:p>
          </table:table-cell>
          <table:table-cell table:style-name="ce32" table:formula="of:=([.G24]*([.H25]/[.L23]))*[.D24]*60/1000" office:value-type="string" office:string-value="" calcext:value-type="error">
            <text:p>#DIV/0!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5" table:formula="of:=([.B24]*[.B25])/[.M23]" office:value-type="string" office:string-value="" calcext:value-type="error">
            <text:p>#DIV/0!</text:p>
          </table:table-cell>
          <table:table-cell table:style-name="ce15" table:formula="of:=([.B24]*[.C25])/[.M23]" office:value-type="string" office:string-value="" calcext:value-type="error">
            <text:p>#DIV/0!</text:p>
          </table:table-cell>
          <table:table-cell table:style-name="ce20" table:formula="of:=([.B24]*[.D25])/[.M23]" office:value-type="string" office:string-value="" calcext:value-type="error">
            <text:p>#DIV/0!</text:p>
          </table:table-cell>
          <table:table-cell table:style-name="ce23"/>
          <table:table-cell table:style-name="ce30" table:formula="of:=([.G24]*([.F25]/[.M23]))*[.D24]*60/1000" office:value-type="string" office:string-value="" calcext:value-type="error">
            <text:p>#DIV/0!</text:p>
          </table:table-cell>
          <table:table-cell table:style-name="ce32" table:formula="of:=([.G24]*([.G25]/[.M23]))*[.D24]*60/1000" office:value-type="string" office:string-value="" calcext:value-type="error">
            <text:p>#DIV/0!</text:p>
          </table:table-cell>
          <table:table-cell table:style-name="ce32" table:formula="of:=([.G24]*([.H25]/[.M23]))*[.D24]*60/1000" office:value-type="string" office:string-value="" calcext:value-type="error">
            <text:p>#DIV/0!</text:p>
          </table:table-cell>
          <table:table-cell table:style-name="ce35"/>
          <table:table-cell table:number-columns-repeated="1015"/>
        </table:table-row>
        <table:table-row table:style-name="ro1" table:number-rows-repeated="963">
          <table:table-cell table:style-name="ce5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mparison.B26:Comparison.D37">
            <calcext:color-scale>
              <calcext:color-scale-entry calcext:value="0" calcext:type="minimum" calcext:color="#57bb8a"/>
              <calcext:color-scale-entry calcext:value="50" calcext:type="percentile" calcext:color="#ffffff"/>
              <calcext:color-scale-entry calcext:value="0" calcext:type="maximum" calcext:color="#e67c73"/>
            </calcext:color-scale>
          </calcext:conditional-format>
          <calcext:conditional-format calcext:target-range-address="Comparison.E26:Comparison.E36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  <calcext:conditional-format calcext:target-range-address="Comparison.B7:Comparison.D18 Comparison.B26:Comparison.D37">
            <calcext:color-scale>
              <calcext:color-scale-entry calcext:value="0" calcext:type="minimum" calcext:color="#57bb8a"/>
              <calcext:color-scale-entry calcext:value="50" calcext:type="percentile" calcext:color="#ffffff"/>
              <calcext:color-scale-entry calcext:value="0" calcext:type="maximum" calcext:color="#e67c73"/>
            </calcext:color-scale>
          </calcext:conditional-format>
          <calcext:conditional-format calcext:target-range-address="Comparison.F7:Comparison.H18 Comparison.F26:Comparison.H37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Comparison.F26:Comparison.H37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Comparison.E7:Comparison.E17 Comparison.E26:Comparison.E36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arison" style:display-name="PageStyle_Comparis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9" meta:object-count="0"/>
    <meta:generator>LibreOfficeDev/6.0.5.2$Linux_X86_64 LibreOffice_project/</meta:generator>
  </office:meta>
</office:document-meta>
</file>